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ntarell" svg:font-family="Cantarell" style:font-pitch="variable"/>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P1" style:family="paragraph" style:parent-style-name="Text_20_body">
      <style:paragraph-properties fo:text-align="justify" style:justify-single-word="false"/>
      <style:text-properties style:font-name="Cantarell"/>
    </style:style>
    <style:style style:name="P2" style:family="paragraph" style:parent-style-name="Text_20_body">
      <style:paragraph-properties fo:text-align="justify" style:justify-single-word="false"/>
      <style:text-properties style:font-name="Cantarell" officeooo:paragraph-rsid="00086e3c"/>
    </style:style>
    <style:style style:name="P3" style:family="paragraph" style:parent-style-name="Text_20_body">
      <style:paragraph-properties fo:text-align="justify" style:justify-single-word="false"/>
      <style:text-properties style:font-name="Cantarell" officeooo:paragraph-rsid="0006a0d3"/>
    </style:style>
    <style:style style:name="P4" style:family="paragraph" style:parent-style-name="Addressee">
      <style:text-properties style:font-name="Cantarell"/>
    </style:style>
    <style:style style:name="P5" style:family="paragraph" style:parent-style-name="Title">
      <style:text-properties style:font-name="Cantarell"/>
    </style:style>
    <style:style style:name="P6" style:family="paragraph" style:parent-style-name="Text_20_body">
      <style:paragraph-properties fo:text-align="justify" style:justify-single-word="false"/>
      <style:text-properties style:font-name="Cantarell"/>
    </style:style>
    <style:style style:name="P7" style:family="paragraph" style:parent-style-name="Text_20_body">
      <style:paragraph-properties fo:text-align="justify" style:justify-single-word="false"/>
      <style:text-properties style:font-name="Cantarell" officeooo:rsid="000e68c8" officeooo:paragraph-rsid="000eb5c8"/>
    </style:style>
    <style:style style:name="P8" style:family="paragraph" style:parent-style-name="Text_20_body">
      <style:text-properties officeooo:paragraph-rsid="000eb5c8"/>
    </style:style>
    <style:style style:name="P9" style:family="paragraph" style:parent-style-name="Heading_20_1">
      <style:text-properties style:font-name="Cantarell"/>
    </style:style>
    <style:style style:name="P10" style:family="paragraph" style:parent-style-name="Heading_20_3">
      <style:text-properties style:font-name="Cantarell"/>
    </style:style>
    <style:style style:name="P11" style:family="paragraph" style:parent-style-name="Heading_20_2">
      <style:text-properties style:font-name="Cantarell"/>
    </style:style>
    <style:style style:name="P12" style:family="paragraph" style:parent-style-name="Heading_20_2">
      <style:text-properties style:font-name="Cantarell"/>
    </style:style>
    <style:style style:name="P13" style:family="paragraph" style:parent-style-name="Heading_20_2">
      <style:text-properties style:font-name="Cantarell" officeooo:rsid="000eb5c8" officeooo:paragraph-rsid="000eb5c8"/>
    </style:style>
    <style:style style:name="P14" style:family="paragraph" style:parent-style-name="Heading_20_5">
      <style:text-properties style:font-name="Cantarell"/>
    </style:style>
    <style:style style:name="T1" style:family="text">
      <style:text-properties fo:font-style="italic" style:font-style-asian="italic" style:font-style-complex="italic"/>
    </style:style>
    <style:style style:name="T2" style:family="text">
      <style:text-properties fo:font-style="italic" officeooo:rsid="00086e3c" style:font-style-asian="italic" style:font-style-complex="italic"/>
    </style:style>
    <style:style style:name="T3" style:family="text">
      <style:text-properties officeooo:rsid="0006a0d3"/>
    </style:style>
    <style:style style:name="T4" style:family="text">
      <style:text-properties officeooo:rsid="00086e3c"/>
    </style:style>
    <style:style style:name="T5" style:family="text">
      <style:text-properties fo:font-style="normal" style:font-style-asian="normal" style:font-style-complex="normal"/>
    </style:style>
    <style:style style:name="T6" style:family="text">
      <style:text-properties officeooo:rsid="000b0472"/>
    </style:style>
    <style:style style:name="T7" style:family="text">
      <style:text-properties officeooo:rsid="000e68c8"/>
    </style:style>
    <style:style style:name="T8" style:family="text">
      <style:text-properties style:font-name="Cantarell"/>
    </style:style>
    <style:style style:name="T9" style:family="text">
      <style:text-properties style:font-name="Cantarell" officeooo:rsid="000eb5c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Bericht zum Tutorium im Fach Programmieren 2</text:p>
      <text:p text:style-name="P4">Name: Minges</text:p>
      <text:p text:style-name="P4">Vorname: Philipp</text:p>
      <text:p text:style-name="P4">Matrikel-Nr. 1426312</text:p>
      <text:p text:style-name="P4">Dozent: Herr Prof. Dr. Frank Dopatka</text:p>
      <text:h text:style-name="P9" text:outline-level="1">Einleitung</text:h>
      <text:p text:style-name="P1">Im Rahmen meines Studiums an der Hochschule Mannheim im Studiengang Informatik - Bachelor habe ich im Wintersemester 2017/18 ein Tutorium im Fach Programmieren 2 (PR2) des Studiengangs Unternehmens- und Wirtschaftsinformatik (UIB) absolviert.</text:p>
      <text:h text:style-name="P9" text:outline-level="1">Aufgabe</text:h>
      <text:p text:style-name="P1">Das Tutorium bestand aus mehreren Aufgabenbereichen. Diese unterteilten sich in die regelmäßige Anwesenheit in der Laborübung sowie in unregelmäßige Termine, welche die Studierenden als zusätzliche Hilfe beim Bearbeiten der Übungsaufgaben wahrnehmen konnten.</text:p>
      <text:p text:style-name="P1">Meine Aufgabe bei der Betreuung der Studierenden war in beiden Fällen die fachliche Unterstützung beim Lösen der Übungsaufgaben sowie das Bereitstellen einer Anlaufstelle bei gruppendynamischen oder organisatorischen Problemen.</text:p>
      <text:h text:style-name="P9" text:outline-level="1">Planung und Organisation</text:h>
      <text:p text:style-name="P1">Die Sprechstunden für zusätzliche Termine habe ich während des gesamten Semesters immer montags im 2. Block und donnerstags im 1. Block angeboten.</text:p>
      <text:p text:style-name="P1">Des Weiteren wurde vor jedem schriftlichen Test eine zusätzliche, gemeinsame Übungsstunde für allgemeine Fragen zum Stoff der Vorlesung angeboten. Diese Übungsstunden haben an den Terminen 11.10, 09.11, 30.11 stattgefunden und wurden, mit Ausnahme der ersten Übungsstunde, von allen Tutoren gemeinsam geführt.</text:p>
      <text:p text:style-name="P1">In den Gruppenterminen habe ich ausschließlich mit Laptop und Tafel gearbeitet, da dies für die kleinen Gruppen unkomplizierter war. Ich konnte Codebeispiele auf meinem Laptop vorführen und den Stand des Codes der Studierenden auf deren Laptop einsehen. Für die Übungsstunden habe ich zusätzlich einen Beamer genutzt, um die Beispiele in den größeren Gruppen besser vermitteln zu können.</text:p>
      <text:h text:style-name="P9" text:outline-level="1"><text:soft-page-break/>Tätigkeiten</text:h>
      <text:h text:style-name="P11" text:outline-level="2">Laborbetreuung</text:h>
      <text:p text:style-name="P1">Die regelmäßigen Termine bestanden aus den Laborstunden <text:span text:style-name="T3">jeden Freitag </text:span>im 3. Block. In diesen Stunden habe ich versucht auf jede Gruppe einmal aktiv zuzugehen und zu Fragen, ob es Probleme gibt und ob ich helfen kann. Anschließend stand ich für spontan auftretende Fragen zur Verfügung. Ich habe den Studierenden unter anderem beim Erarbeiten von Lösungsansätzen wie zum Beispiel der Darstellung des Spielstatus des Spiel<text:span text:style-name="T3">s</text:span> <text:span text:style-name="T1">Mensch-ärgere-dich-nicht</text:span> auf der Konsole <text:span text:style-name="T3">geholfen.</text:span> Des Weiteren hab<text:span text:style-name="T3">e</text:span> ich bei der Erstellung, Verwaltung und beim Beheben von Fehlern im GIT Repository mitgewirkt.</text:p>
      <text:h text:style-name="P11" text:outline-level="2">unregelmäßige Termine</text:h>
      <text:p text:style-name="P1">Im Folgenden werde ich die unregelmäßigen Termine während meines Tutoriums und den jeweiligen Arbeitsaufwand in chronologischer Reihenfolge näher erläutern.</text:p>
      <text:h text:style-name="P10" text:outline-level="3">September</text:h>
      <text:h text:style-name="P14" text:outline-level="5">27. September 2017</text:h>
      <text:p text:style-name="P1">Ich habe mich am 27. September 2017 für das Tutorium im Fach Programmieren 2 angemeldet. Nach positiver Rückmeldung bin ich dem entsprechenden Moodle Kurs beigetreten und habe die bis dato verfügbaren Materialien der Vorlesung durchgearbeitet um mir einen <text:span text:style-name="T3">Einblick</text:span> über die aktuellen Themen und den Wissensstand der Studierenden zu verschaffen. [1,5 Std.]</text:p>
      <text:h text:style-name="P14" text:outline-level="5">28. September 2017</text:h>
      <text:p text:style-name="P1">Am 28. September habe ich mich mit Thorsten Müller kurz über den Verlauf des Tutoriums abgesprochen.</text:p>
      <text:h text:style-name="P14" text:outline-level="5">29. September 2017</text:h>
      <text:p text:style-name="P1">Der erste Labortermin war am 29. September 2017. Nach einem Treffen mit Herr Prof. Dr. Frank Dopatka und einer Einweisung über den allgemeinen Ablauf des Tutoriums sowie meiner Aufgaben habe ich mich den Studierenden vorgestellt und war anschließend für Fragen im Bereich Grundlagen Prozeduraler Programmierung zur <text:span text:style-name="T3">Verfügung</text:span> gestanden. [2,25 Std.]</text:p>
      <text:h text:style-name="P10" text:outline-level="3">Oktober</text:h>
      <text:h text:style-name="P14" text:outline-level="5">11. Oktober 2017</text:h>
      <text:p text:style-name="P3">Am 11. Oktober 2017 habe ich mich im ersten Block mit einer Gruppe getroffen. Dort habe ich Fragen zum Thema Exceptions und genereller Objektorientierung beantwortet [1,5 Std.]. Zuvor <text:soft-page-break/><text:span text:style-name="T3">hatte</text:span> ich bereits mit den Studierenden Kontakt, um den Termin vom 12. Oktober auf den 11. Oktober zu verschieben, da ich durch eine Exkursion im Fach Secure Software Engineering verhindert war. Des Weiteren habe ich erfahren, dass diese Studierenden in den Kurs Programmieren 2 zu Herrn Prof. Dr. Markus Gumbel gewechselt sind. Somit habe ich mich zuvor in dessen Kurs angemeldet und das aktuelle Übungsblatt zum Thema Exceptions bearbeitet. [1 Std.]</text:p>
      <text:h text:style-name="P14" text:outline-level="5">11. Oktober 2017 - Übungsstunde</text:h>
      <text:p text:style-name="P1">Im 4. Block am selben Tag fand die erste <text:span text:style-name="T3">gemeinsame </text:span>Übungsstunde statt. Der zusätzliche Termin wurde von ca. 15 Studierenden <text:span text:style-name="T3">wahrgenommen</text:span>. Die Übungsstunde umfasste die Themen Konstruktoren, Exceptions und Vererbung. Die Themen Exceptions und Vererbung wurden uns bereits vorher von den Studierenden vermittelt, sodass ich jeweils ein bis zwei Code<text:span text:style-name="T3">b</text:span>eispiele zu den Themen vorbereiten konnte [2 Std.]. Während der Übungsstunde wurden aufkommende Fragen an der Tafel oder mit Hilfe des Beamers und den Codebeispielen erläutert. Insgesamt war ich vom Arbeitsklima positiv überrascht. Es wurden viele Fragen von verschiedenen Personen gestellt, jedoch betrafen diese ausschließlich die Vorlesung und nicht das Übungsblatt. [1,5 Std.]</text:p>
      <text:h text:style-name="P14" text:outline-level="5">16. Oktober 2017</text:h>
      <text:p text:style-name="P1">Um mich auf kommende Fragen zum Übungsblatt vorzubereiten und mir selbst einen Überblick über die Aufgaben zu verschaffen, habe im Vorfeld des Termins am 16. Oktober 2017 einen Ansatz des Spiels <text:span text:style-name="T1">Mensch-ärgere-dich-nicht</text:span> auf Basis des Übungsblattes und des <text:span text:style-name="T3">Kenntnisstands</text:span> der Studierenden selbst implementiert. [1,5 Std.]</text:p>
      <text:p text:style-name="P1">Im anschließenden Termin mit der Gruppe A4 wurden mir hauptsächlich Fragen zur generellen Strukturierung des Programms und der Behandlung der Start- und Endfelder im Gegensatz zu normalen Spielfeldern gestellt. [0,75 Std.]</text:p>
      <text:h text:style-name="P14" text:outline-level="5">19. Oktober 2017</text:h>
      <text:p text:style-name="P3">Donnerstags, den 19. Oktober habe ich mich erneut mit der Gruppe des Kurses <text:span text:style-name="T3">von Herrn Prof. Dr. Markus Gumbel </text:span>getroffen. <text:span text:style-name="T3">Die Gruppe</text:span> ha<text:span text:style-name="T3">t</text:span> mich vor dem Termin kontaktiert und wollte mit mir über die Themen Objektorientierung, Klassen, setter und getter sprechen. [1,5 Std.]</text:p>
      <text:h text:style-name="P14" text:outline-level="5">23. Oktober 2017</text:h>
      <text:p text:style-name="P1">Die Gruppe A6 hatte am 23. Oktober 2017 einen Termin. Ich habe mit ihnen am Freitag <text:span text:style-name="T4">zuvor</text:span> bereits besprochen, dass sie mir ihren Code zum Spiel vorher zukommen lassen, damit ich anhand dessen besser auf die Fragen der Studierenden eingehen kann [0,5 Std.]. Während des Termins wurden außerdem die Themen Zeitmanagement und Organisation angesprochen [1,5 Std.]</text:p>
      <text:h text:style-name="P14" text:outline-level="5"><text:soft-page-break/>26. Oktober 2017</text:h>
      <text:p text:style-name="P2">Am 26. Oktober 2017 habe ich mit der Gruppe aus dem Kurs von Herrn Prof. Dr. Markus Gumbel Fragen zu Input- und Outputstreams in Bezug auf das zweite Übungsblatt besprochen. Dies war der letzte Termin mit der Gruppe aus dem Kurs Programmieren 2 <text:span text:style-name="T4">von</text:span> Herrn Prof. Dr. Markus Gumbel. Die Studierenden haben mir mitgeteilt, dass sie die Prüfung in diesem Jahr wahrscheinlich nicht schreiben werden. [1 Std.]</text:p>
      <text:h text:style-name="P10" text:outline-level="3">November</text:h>
      <text:h text:style-name="P14" text:outline-level="5">09. November 2017 - Übungsstunde</text:h>
      <text:p text:style-name="P1">In der Übungsstunde am 09. November 2017 wurden die Themen Testen, Interfaces und innere Klassen besprochen. Die Studierenden haben uns im Vorfeld leider keine konkreten Fragen zukommen lassen. Zum Thema innere und anonyme Klassen wurde ein vorbereitetes Codebeispiel erläutert. Wir haben außerdem versucht Anwendungsfälle mit Hinblick auf die kommende GUI darzustellen. <text:span text:style-name="T4">Es waren ca. 10 Studierende anwesend. </text:span>[1,5 Std.]</text:p>
      <text:h text:style-name="P14" text:outline-level="5">27. November 2017</text:h>
      <text:p text:style-name="P1">Die Gruppe A2 hat mir am 27. November 2017 fragen zum Spiel des Übungsblatts gestellt. Ich habe mit ihnen über das Interface und dessen nutzen sowie über Testen und das Formulieren von <text:span text:style-name="T5">sinnvollen</text:span> Testfällen mit Hilfe von Äquivalenzklassenbildung und Grenzwertanalyse gesprochen. Leider hat mir die Gruppe vor dem Termin ihren Code nicht zukommen lassen, um mir einen Überblick über den aktuellen Stand zu verschaffen. [1 Std.]</text:p>
      <text:h text:style-name="P14" text:outline-level="5">30. November 2017</text:h>
      <text:p text:style-name="P1">In der Mittagspause am 30. November 2017 hatte ich einen Termin mit der Gruppe A2. Diese hat mich ebenfalls zur Erstellung von Testfällen befragt. [0,5 Std.]</text:p>
      <text:h text:style-name="P14" text:outline-level="5">30. November 2017 - Übungsstunde</text:h>
      <text:p text:style-name="P1">Die Übungsstunde am 30. November 2017 beinhaltete hauptsächlich die Themen Swing GUI, Input- und Outputstreams und GIT. Des Weiteren wurden vereinzelte Fragen zu vergangenen Themen beantwortet und Prognosen für die Aufgabenstellung des kommenden Tests abgegeben, wie zum Beispiel <text:span text:style-name="T1">vier gewinnt</text:span>. [1,5 Std.]</text:p>
      <text:p text:style-name="P1">Um die Übungsstunde vorzubereiten, habe ich mir einerseits eine kleine Swing GUI vorbereitet, welche eine Klassen-zentrierte Behandlung sowie eine dezentrale Behandlung der Action Events implementiert. Das Programm hat ein Objekt in einer Binärdatei bei Knopfdruck gespeichert und aus dieser gelesen und das gespeicherte Ergebnis dargestellt. Des Weiteren habe ich, um die Funktionsweise von GIT besser darstellen zu können verschiedene Materialien <text:soft-page-break/>wie Grafiken zu verschiedenen GIT Kommandos und deren Auswirkung auf das Repository gesucht. [1,5 Std.]</text:p>
      <text:h text:style-name="P10" text:outline-level="3">Dezember</text:h>
      <text:h text:style-name="P14" text:outline-level="5">4. Dezember 2017</text:h>
      <text:p text:style-name="P1">Am 4. Dezember 2017 habe ich mich mit der Gruppe A2 getroffen. Diese hat mich zum Thema Swing GUI befragt. Der Termin beinhaltete die Verknüpfung der GUI Elemente mit der Logik und den Methoden des Spiels. [1 Std.]</text:p>
      <text:h text:style-name="P14" text:outline-level="5">18. Dezember 2017</text:h>
      <text:p text:style-name="P1">Der Termin am 18. Dezember fand ebenfalls mit der Gruppe A2 statt. Wir haben die Themen I/O und Sockets besprochen. Hierbei stand der generelle Aufbau einer Verbindung und die Umsetzung der Theorie in Eclipse im <text:span text:style-name="T4">V</text:span>ordergrund. Des <text:span text:style-name="T4">W</text:span>eiteren habe ich versucht <text:span text:style-name="T4">Un</text:span>klarheiten darüber zu beseitigen was ein Interface darstellt und welche Methoden es implementieren sollte. [1 Std.]</text:p>
      <text:h text:style-name="P11" text:outline-level="2">Probleme</text:h>
      <text:p text:style-name="P7"><text:span text:style-name="T8">Probleme, nur organisatorischer Art</text:span></text:p>
      <text:h text:style-name="P11" text:outline-level="2">Fazit</text:h>
      <text:p text:style-name="P1">Insgesamt hat mir das Tutorium gut gefallen, da ich neben der Wiederholung der fachlichen Themen für die Vorbereitung der Übungsstunden und Gruppentermine die Veranstaltung aus neutraler Sicht erleben durfte. Ich konnte einerseits sehen, was und wann es die Studierenden erledigt haben und andererseits auch die daraus resultierende Leistung und anschließende Vorgehensweise des Professors.</text:p>
      <text:p text:style-name="P7">Arbeitsteilung im Tutorium</text:p>
      <text:p text:style-name="P7">Vorlesungskonzept</text:p>
      <text:p text:style-name="P1">Ich habe gelernt, dass Vorbereitung sehr wichtig ist, um Inhalte strukturiert vermitteln zu können. Außerdem kann durch gute Kommunikation die Vorbereitung auf eine Übungsstunde wesentlich erleichtert und somit auch der Inhalt dieser verbessert werden. Dies hätte sich in meinem Fall in der Qualität und Quantität der Codebeispiele und Tafelbilder der Übungsstunden <text:span text:style-name="T4">widerspiegeln</text:span> können. Des Weiteren habe ich erkannt, dass ich Inhalte, mit denen ich vertraut bin, oftmals zu schnell erkläre und es somit schwierig ist mir dabei <text:span text:style-name="T7">zu </text:span>folgen.</text:p>
      <text:p text:style-name="P1"><text:soft-page-break/>Im konkreten Fall der <text:span text:style-name="T2">Mensch-ärgere-dich-nicht</text:span> Übungsaufgabe habe ich im Laufe dieses Semesters gemerkt, dass es effektiver ist, mit dem Quellcode der einzelnen Gruppen zu Arbeiten, als selbst ein eigenes Programm als Referenz zu schreiben, um besser auf die Probleme und Fragen der Gruppen einzugehen. Die Gruppen verfolgen unterschiedliche Herangehensweisen die Aufgaben zu lösen und werden in einem sich entwickelnden Programm im Laufe der Zeit auf unterschiedliche Probleme stoßen.</text:p>
      <text:p text:style-name="P1">Das Arbeitsklima mit den Studierenden war stets angenehm, jedoch hätte die Kommunikation, vor allem vor der zweiten Übungsstunde besser sein können, um die vorhandene Zeit optimal zu nutzen. <text:span text:style-name="T6">Nichtsdestotrotz hoffe ich, dass ich den Studierenden während des Semesters bei der Bewältigung ihrer Studienleistung behilflich sein und ich das Ein oder Andere vermitteln konnte.</text:span></text:p>
      <text:h text:style-name="P13" text:outline-level="2">Anhang</text:h>
      <text:p text:style-name="P8"><text:span text:style-name="T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ntarell" svg:font-family="Cantarell" style:font-pitch="variable"/>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DejaVu Serif" fo:font-size="12pt" fo:language="de" fo:country="DE" style:letter-kerning="true" style:font-name-asian="DejaVu Sans1" style:font-size-asian="10.5pt" style:language-asian="zh" style:country-asian="CN" style:font-name-complex="DejaVu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DejaVu Serif" fo:font-size="12pt" fo:language="de" fo:country="DE"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Addressee" style:family="paragraph" style:parent-style-name="Standard" style:class="extra">
      <style:paragraph-properties fo:margin-top="0cm" fo:margin-bottom="0.106cm" loext:contextual-spacing="false"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24T03:31:45.770681955</meta:creation-date>
    <dc:date>2017-12-26T14:33:11.454403108</dc:date>
    <meta:editing-duration>PT19M49S</meta:editing-duration>
    <meta:editing-cycles>6</meta:editing-cycles>
    <meta:generator>LibreOffice/5.4.4.2$Linux_X86_64 LibreOffice_project/40m0$Build-2</meta:generator>
    <meta:document-statistic meta:table-count="0" meta:image-count="0" meta:object-count="0" meta:page-count="6" meta:paragraph-count="65" meta:word-count="1588" meta:character-count="10917" meta:non-whitespace-character-count="9394"/>
  </office:meta>
</office:document-meta>
</file>